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256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0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9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6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</style:style>
    <style:style style:name="ce83" style:family="table-cell" style:parent-style-name="Default"/>
    <style:style style:name="ce6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65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129" style:family="table-cell" style:parent-style-name="Neutral">
      <style:table-cell-properties fo:background-color="transparent"/>
    </style:style>
    <style:style style:name="ce12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14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117" style:family="table-cell" style:parent-style-name="Neutral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13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6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6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173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78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79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180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4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2.01pt solid #000000" fo:border-right="none" fo:border-top="none"/>
    </style:style>
    <style:style style:name="ce183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85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47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88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148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90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ce83"/>
        <table:table-column table:style-name="co5" table:default-cell-style-name="ce50"/>
        <table:table-column table:style-name="co6" table:default-cell-style-name="ce50"/>
        <table:table-column table:style-name="co6" table:default-cell-style-name="ce63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4" table:number-rows-spanned="2">
            <text:p>My Personal Issue of C/C++ Fundamentals</text:p>
          </table:table-cell>
          <table:covered-table-cell table:style-name="ce9"/>
          <table:covered-table-cell table:number-columns-repeated="5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7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10"/>
          <table:covered-table-cell table:style-name="ce22"/>
          <table:covered-table-cell table:number-columns-repeated="4" table:style-name="Default"/>
          <table:covered-table-cell/>
          <table:table-cell table:style-name="ce98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98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68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68"/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56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0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56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20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0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133"/>
          <table:table-cell table:style-name="ce133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90" calcext:value-type="float">
            <text:p>90</text:p>
          </table:table-cell>
          <table:table-cell table:style-name="ce25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50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63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133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90" calcext:value-type="float">
            <text:p>90</text:p>
          </table:table-cell>
          <table:table-cell table:style-name="ce26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53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9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63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133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90" calcext:value-type="float">
            <text:p>90</text:p>
          </table:table-cell>
          <table:table-cell table:style-name="ce171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50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63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133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90" calcext:value-type="float">
            <text:p>90</text:p>
          </table:table-cell>
          <table:table-cell table:style-name="ce28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50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63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133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90" calcext:value-type="float">
            <text:p>90</text:p>
          </table:table-cell>
          <table:table-cell table:style-name="ce28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53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63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133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90" calcext:value-type="float">
            <text:p>90</text:p>
          </table:table-cell>
          <table:table-cell table:style-name="ce29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50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63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133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50" calcext:value-type="float">
            <text:p>50</text:p>
          </table:table-cell>
          <table:table-cell table:style-name="ce101"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81" office:value-type="string" calcext:value-type="string">
            <text:p><text:span text:style-name="T8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63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133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133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133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133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ctime" xlink:type="simple">&lt;ctime&gt;</text:a> 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133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133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133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133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table:style-name="ce101"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133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new" xlink:type="simple">&lt;new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133" table:number-columns-repeated="2"/>
          <table:table-cell/>
          <table:table-cell table:style-name="ce8"/>
          <table:table-cell table:style-name="ce153"/>
          <table:table-cell table:style-name="ce138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41"/>
          <table:table-cell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133" table:number-columns-repeated="2"/>
          <table:table-cell/>
          <table:table-cell table:style-name="ce8"/>
          <table:table-cell table:style-name="ce153"/>
          <table:covered-table-cell table:number-columns-repeated="2"/>
          <table:table-cell table:number-columns-repeated="2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133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139"/>
          <table:table-cell table:style-name="ce146"/>
          <table:table-cell/>
          <table:table-cell table:style-name="ce8"/>
          <table:table-cell table:style-name="ce153" table:number-columns-repeated="3"/>
          <table:table-cell/>
          <table:table-cell table:style-name="ce108"/>
          <table:table-cell table:style-name="ce153" office:value-type="string" calcext:value-type="string">
            <text:p>no information for now</text:p>
          </table:table-cell>
          <table:table-cell table:style-name="ce153" table:number-columns-repeated="2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139"/>
          <table:table-cell table:style-name="ce146"/>
          <table:table-cell/>
          <table:table-cell table:style-name="ce8"/>
          <table:table-cell table:style-name="ce153" table:number-columns-repeated="3"/>
          <table:table-cell/>
          <table:table-cell table:style-name="ce109"/>
          <table:table-cell table:style-name="ce153" office:value-type="string" calcext:value-type="string">
            <text:p>unexplored</text:p>
          </table:table-cell>
          <table:table-cell table:style-name="ce153" table:number-columns-repeated="2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139"/>
          <table:table-cell table:style-name="ce146"/>
          <table:table-cell/>
          <table:table-cell table:style-name="ce8"/>
          <table:table-cell table:style-name="ce153" table:number-columns-repeated="3"/>
          <table:table-cell/>
          <table:table-cell table:style-name="ce110"/>
          <table:table-cell table:style-name="ce153" office:value-type="string" calcext:value-type="string">
            <text:p>fully studied</text:p>
          </table:table-cell>
          <table:table-cell table:style-name="ce153" table:number-columns-repeated="2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9"/>
          <table:table-cell table:style-name="ce94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 office:value-type="string" calcext:value-type="string" table:number-columns-spanned="16" table:number-rows-spanned="2">
            <text:p><text:a xlink:href="../clean%20code%20notes.odt" xlink:type="simple">Clean Code No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9"/>
          <table:table-cell table:style-name="ce94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9"/>
          <table:table-cell table:style-name="ce94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wchar" xlink:type="simple">&lt;cwchar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Understanding of all in percents 2/172(190)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7" office:value-type="float" office:value="1.16" calcext:value-type="float" table:number-columns-spanned="16" table:number-rows-spanned="2">
            <text:p>1.16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9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number-columns-repeated="3" table:style-name="ce153"/>
          <table:covered-table-cell/>
          <table:covered-table-cell table:style-name="ce8"/>
          <table:covered-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32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9"/>
          <table:table-cell table:style-name="ce94" table:number-columns-repeated="2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153" table:number-columns-repeated="3"/>
          <table:table-cell/>
          <table:table-cell table:style-name="ce8"/>
          <table:table-cell table:style-name="ce94"/>
          <table:table-cell table:style-name="ce153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deque" xlink:type="simple">&lt;qeque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table:style-name="ce101" office:value-type="string" calcext:value-type="string">
            <text:p> <text:a xlink:href="https://en.cppreference.com/w/cpp/header/list" xlink:type="simple">&lt;list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set" xlink:type="simple">&lt;set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map" xlink:type="simple">&lt;map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stack" xlink:type="simple">&lt;stack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queue" xlink:type="simple">&lt;queue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table:style-name="ce101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cmath" xlink:type="simple">&lt;cmath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table:style-name="ce101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table:style-name="ce101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table:style-name="ce101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fenv" xlink:type="simple">&lt;cfenv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locale" xlink:type="simple">&lt;locale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table:style-name="ce101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table:style-name="ce101" office:value-type="string" calcext:value-type="string">
            <text:p> <text:a xlink:href="https://en.cppreference.com/w/cpp/header/condition_variable" xlink:type="simple">&lt;condition_variable&gt;</text:a> <text:span text:style-name="T6">(C++11)</text:span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table:style-name="ce113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33" office:value-type="string" calcext:value-type="string">
            <text:p><text:span text:style-name="T7"> </text:span><text:span text:style-name="T7"><text:a xlink:href="https://en.cppreference.com/mwiki/index.php?title=cpp/header/barrier&amp;action=edit&amp;redlink=1" xlink:type="simple">&lt;barrier&gt;</text:a></text:span><text:span text:style-name="T7"> (C++20)</text:span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 table:number-rows-repeated="3">
          <table:table-cell table:style-name="ce8" table:number-columns-repeated="2"/>
          <table:table-cell table:style-name="ce40"/>
          <table:table-cell table:style-name="ce46" table:number-columns-repeated="5"/>
          <table:table-cell table:number-columns-repeated="26"/>
        </table:table-row>
        <table:table-row table:style-name="ro6">
          <table:table-cell table:style-name="ce8" table:number-columns-repeated="2"/>
          <table:table-cell table:style-name="ce41" table:number-columns-spanned="2" table:number-rows-spanned="2"/>
          <table:covered-table-cell table:style-name="ce46"/>
          <table:table-cell table:style-name="ce46" table:number-columns-repeated="4"/>
          <table:table-cell table:number-columns-repeated="26"/>
        </table:table-row>
        <table:table-row table:style-name="ro6">
          <table:table-cell table:style-name="ce8" table:number-columns-repeated="2"/>
          <table:covered-table-cell table:style-name="ce40"/>
          <table:covered-table-cell table:style-name="ce46"/>
          <table:table-cell table:style-name="ce46" table:number-columns-repeated="4"/>
          <table:table-cell table:number-columns-repeated="26"/>
        </table:table-row>
        <table:table-row table:style-name="ro6">
          <table:table-cell table:style-name="ce8" table:number-columns-repeated="2"/>
          <table:table-cell table:style-name="ce40"/>
          <table:table-cell table:style-name="ce46" table:number-columns-repeated="5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5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3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4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5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2">
          <table:table-cell table:number-columns-repeated="4"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37">
          <table:table-cell table:number-columns-repeated="4"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36">
          <table:table-cell table:number-columns-repeated="4"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 table:number-columns-repeated="3"/>
          <table:table-cell table:number-columns-repeated="27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29" table:default-cell-style-name="ce137"/>
        <table:table-column table:style-name="co30" table:default-cell-style-name="ce140"/>
        <table:table-column table:style-name="co31" table:default-cell-style-name="ce46"/>
        <table:table-column table:style-name="co32" table:number-columns-repeated="3" table:default-cell-style-name="ce46"/>
        <table:table-column table:style-name="co33" table:default-cell-style-name="ce46"/>
        <table:table-column table:style-name="co34" table:default-cell-style-name="ce46"/>
        <table:table-column table:style-name="co1" table:default-cell-style-name="ce143"/>
        <table:table-column table:style-name="co35" table:default-cell-style-name="ce136"/>
        <table:table-column table:style-name="co36" table:default-cell-style-name="ce101"/>
        <table:table-column table:style-name="co37" table:default-cell-style-name="ce141"/>
        <table:table-column table:style-name="co31" table:number-columns-repeated="2" table:default-cell-style-name="ce141"/>
        <table:table-column table:style-name="co31" table:default-cell-style-name="ce188"/>
        <table:table-column table:style-name="co38" table:default-cell-style-name="ce141"/>
        <table:table-column table:style-name="co31" table:default-cell-style-name="ce141"/>
        <table:table-column table:style-name="co35" table:default-cell-style-name="Default"/>
        <table:table-column table:style-name="co39" table:default-cell-style-name="ce134"/>
        <table:table-column table:style-name="co40" table:default-cell-style-name="ce190"/>
        <table:table-column table:style-name="co41" table:default-cell-style-name="ce141"/>
        <table:table-column table:style-name="co42" table:number-columns-repeated="2" table:default-cell-style-name="ce141"/>
        <table:table-column table:style-name="co42" table:default-cell-style-name="ce188"/>
        <table:table-column table:style-name="co33" table:default-cell-style-name="ce141"/>
        <table:table-column table:style-name="co31" table:default-cell-style-name="ce141"/>
        <table:table-row table:style-name="ro1">
          <table:table-cell table:style-name="ce164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66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142" table:number-columns-spanned="1" table:number-rows-spanned="9"/>
          <table:table-cell table:style-name="ce183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148" table:number-columns-spanned="1" table:number-rows-spanned="12"/>
          <table:table-cell table:style-name="ce183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6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6"/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6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6"/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6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6"/>
        </table:table-row>
        <table:table-row table:style-name="ro10">
          <table:table-cell table:style-name="ce136" office:value-type="float" office:value="1" calcext:value-type="float">
            <text:p>1</text:p>
          </table:table-cell>
          <table:table-cell table:style-name="ce171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77" table:number-columns-repeated="2"/>
          <table:table-cell table:style-name="ce178"/>
          <table:table-cell table:style-name="ce180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177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77"/>
          <table:covered-table-cell/>
          <table:table-cell office:value-type="float" office:value="1" calcext:value-type="float">
            <text:p>1</text:p>
          </table:table-cell>
          <table:table-cell table:style-name="ce185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2" calcext:value-type="float">
            <text:p>2</text:p>
          </table:table-cell>
          <table:table-cell table:style-name="ce173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3" calcext:value-type="float">
            <text:p>3</text:p>
          </table:table-cell>
          <table:table-cell table:style-name="ce15" office:value-type="string" calcext:value-type="string">
            <text:p><text:a xlink:href="https://refactoring.guru/design-patterns/builder" xlink:type="simple">Builder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4" calcext:value-type="float">
            <text:p>4</text:p>
          </table:table-cell>
          <table:table-cell table:style-name="ce173" office:value-type="string" calcext:value-type="string">
            <text:p><text:a xlink:href="https://refactoring.guru/design-patterns/prototype" xlink:type="simple">Prototype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5" calcext:value-type="float">
            <text:p>5</text:p>
          </table:table-cell>
          <table:table-cell table:style-name="ce173" office:value-type="string" calcext:value-type="string">
            <text:p><text:a xlink:href="https://refactoring.guru/design-patterns/singleton" xlink:type="simple">Singleton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table-cell/>
          <table:table-cell table:style-name="ce137"/>
          <table:table-cell table:style-name="ce150"/>
          <table:table-cell table:style-name="ce147"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table-cell table:style-name="ce46"/>
          <table:table-cell table:style-name="ce137"/>
          <table:table-cell table:style-name="ce150"/>
          <table:table-cell table:style-name="ce147" table:number-columns-repeated="6"/>
        </table:table-row>
        <table:table-row table:style-name="ro1">
          <table:table-cell table:style-name="Default"/>
          <table:table-cell table:style-name="ce175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176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8" table:default-cell-style-name="ce151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172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1"/>
          <table:table-cell table:number-columns-repeated="18"/>
        </table:table-row>
      </table:table>
      <table:table table:name="Python Tasks" table:style-name="ta1">
        <table:table-column table:style-name="co2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21:36:53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03T22:17:06.746000000</dc:date>
    <meta:editing-duration>P1DT6H55M52S</meta:editing-duration>
    <meta:editing-cycles>117</meta:editing-cycles>
    <meta:document-statistic meta:table-count="4" meta:cell-count="612" meta:object-count="0"/>
  </office:meta>
</office:document-meta>
</file>